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dom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sertion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ubble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35">
            <text:p>435</text:p>
          </table:table-cell>
          <table:table-cell office:value-type="float" office:value="621">
            <text:p>621</text:p>
          </table:table-cell>
        </table:table-row>
      </table:table>
      <table:table table:name="Worst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sertion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ubble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</table:table>
      <table:table table:name="Best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sertion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ubble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Comparisons</text:p>
          </table:table-cell>
          <table:table-cell office:value-type="string">
            <text:p>Data Mov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03/23/2011</text:date>, <text:time>16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3T15:41:46</meta:creation-date>
    <dc:date>2011-03-23T16:03:16</dc:date>
    <meta:editing-duration>PT00H05M30S</meta:editing-duration>
    <meta:editing-cycles>2</meta:editing-cycles>
    <meta:generator>OpenOffice.org/3.0$Linux OpenOffice.org_project/300m15$Build-9379</meta:gener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